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20000000CC2781271DC9D224AF.png" manifest:media-type="image/png"/>
  <manifest:file-entry manifest:full-path="Pictures/100010580000879200001508D21A14F0A9096EB5.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 svg:font-family="Free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draw:fill="none" draw:fill-color="#ff3399" draw:textarea-vertical-align="middle"/>
    </style:style>
    <style:style style:name="gr3" style:family="graphic" style:parent-style-name="standard">
      <style:graphic-properties draw:fill-color="#ff3399" draw:textarea-horizontal-align="justify" draw:textarea-vertical-align="middle" draw:auto-grow-height="false" fo:min-height="0.35cm" fo:min-width="0.1cm"/>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1.306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2.432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2.86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4.024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3.74cm"/>
    </style:style>
    <style:style style:name="gr9" style:family="graphic" style:parent-style-name="standard">
      <style:graphic-properties draw:stroke="none" svg:stroke-color="#000000" draw:fill="none" draw:fill-color="#ffffff" draw:textarea-horizontal-align="left" draw:auto-grow-height="true" draw:auto-grow-width="true" fo:min-height="1.136cm" fo:min-width="4.574cm"/>
    </style:style>
    <style:style style:name="gr10" style:family="graphic" style:parent-style-name="standard">
      <style:graphic-properties draw:stroke="none" svg:stroke-color="#000000" draw:fill="none" draw:fill-color="#ffffff" draw:textarea-horizontal-align="left" draw:auto-grow-height="true" draw:auto-grow-width="true" fo:min-height="1.169cm" fo:min-width="5.505cm"/>
    </style:style>
    <style:style style:name="gr11" style:family="graphic" style:parent-style-name="measure">
      <style:graphic-properties draw:textarea-vertical-align="middle"/>
    </style:style>
    <style:style style:name="gr12" style:family="graphic" style:parent-style-name="measure">
      <style:graphic-properties draw:textarea-vertical-align="middle" draw:line-distance="1cm"/>
    </style:style>
    <style:style style:name="gr13" style:family="graphic" style:parent-style-name="measure">
      <style:graphic-properties draw:textarea-vertical-align="middle" draw:line-distance="0.8cm"/>
    </style:style>
    <style:style style:name="gr14" style:family="graphic" style:parent-style-name="standard">
      <style:graphic-properties draw:fill-color="#00cc00" draw:textarea-horizontal-align="justify" draw:textarea-vertical-align="middle" draw:auto-grow-height="false" fo:min-height="0.15cm" fo:min-width="0cm"/>
    </style:style>
    <style:style style:name="gr15" style:family="graphic" style:parent-style-name="standard">
      <style:graphic-properties draw:textarea-horizontal-align="justify" draw:textarea-vertical-align="middle" draw:auto-grow-height="false" fo:min-height="0.788cm" fo:min-width="1.591cm" fo:wrap-option="no-wrap"/>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2.009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3.804cm"/>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4.443cm"/>
    </style:style>
    <style:style style:name="gr19" style:family="graphic" style:parent-style-name="measure">
      <style:graphic-properties draw:textarea-vertical-align="middle" draw:line-distance="0.5cm"/>
    </style:style>
    <style:style style:name="gr20" style:family="graphic" style:parent-style-name="standard">
      <style:graphic-properties draw:stroke="none" svg:stroke-color="#000000" draw:fill="none" draw:fill-color="#ffffff" draw:textarea-horizontal-align="left" draw:auto-grow-height="true" draw:auto-grow-width="true" fo:min-height="1.88cm" fo:min-width="3.854cm"/>
    </style:style>
    <style:style style:name="gr21" style:family="graphic" style:parent-style-name="objectwithoutfill">
      <style:graphic-properties draw:marker-end="Arrow" draw:marker-end-width="0.3cm" draw:fill="none"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true" fo:min-height="0.955cm" fo:min-width="1.915cm"/>
    </style:style>
    <style:style style:name="gr23" style:family="graphic" style:parent-style-name="standard">
      <style:graphic-properties draw:fill-color="#ff0000" draw:textarea-horizontal-align="justify" draw:textarea-vertical-align="middle" draw:auto-grow-height="false" fo:min-height="0.15cm" fo:min-width="0cm"/>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9.134cm"/>
    </style:style>
    <style:style style:name="pr3" style:family="presentation" style:parent-style-name="BrightBlue-notes">
      <style:graphic-properties draw:fill-color="#ffffff" draw:auto-grow-height="true" fo:min-height="13.364cm"/>
    </style:style>
    <style:style style:name="P1" style:family="paragraph">
      <style:paragraph-properties fo:text-align="start"/>
    </style:style>
    <style:style style:name="P2" style:family="paragraph">
      <loext:graphic-properties draw:fill-color="#ffffff"/>
    </style:style>
    <style:style style:name="P3" style:family="paragraph">
      <loext:graphic-properties draw:fill="none" draw:fill-color="#ff3399"/>
      <style:paragraph-properties fo:text-align="center"/>
    </style:style>
    <style:style style:name="P4" style:family="paragraph">
      <loext:graphic-properties draw:fill-color="#ff3399"/>
      <style:paragraph-properties fo:text-align="center"/>
    </style:style>
    <style:style style:name="P5" style:family="paragraph">
      <loext:graphic-properties draw:fill="none" draw:fill-color="#ffffff"/>
    </style:style>
    <style:style style:name="P6" style:family="paragraph">
      <style:paragraph-properties fo:text-align="center"/>
    </style:style>
    <style:style style:name="P7" style:family="paragraph">
      <loext:graphic-properties draw:fill-color="#00cc00"/>
      <style:paragraph-properties fo:text-align="center"/>
    </style:style>
    <style:style style:name="P8" style:family="paragraph">
      <loext:graphic-properties draw:fill="none"/>
      <style:paragraph-properties fo:text-align="center"/>
    </style:style>
    <style:style style:name="P9" style:family="paragraph">
      <loext:graphic-properties draw:fill-color="#ff0000"/>
      <style:paragraph-properties fo:text-align="center"/>
    </style:style>
    <style:style style:name="T1" style:family="text">
      <style:text-properties fo:font-size="28pt" style:font-size-asian="20pt" style:font-size-complex="20pt"/>
    </style:style>
    <style:style style:name="T2" style:family="text">
      <style:text-properties fo:font-size="18pt" style:font-size-asian="18pt" style:font-size-complex="18pt"/>
    </style:style>
    <style:style style:name="T3" style:family="text">
      <style:text-properties style:font-name="FreeMono" fo:font-size="12pt" style:font-size-asian="12pt" style:font-size-complex="12pt"/>
    </style:style>
    <style:style style:name="T4" style:family="text">
      <style:text-properties style:font-name="FreeMono" fo:font-size="13pt" style:font-size-asian="13pt" style:font-size-complex="13pt"/>
    </style:style>
    <style:style style:name="T5" style:family="text">
      <style:text-properties fo:font-size="9pt" style:font-size-asian="11pt" style:font-size-complex="11pt"/>
    </style:style>
    <style:style style:name="T6" style:family="text">
      <style:text-properties fo:font-size="8pt" style:font-size-asian="10.5pt" style:font-size-complex="10.5pt"/>
    </style:style>
    <style:style style:name="T7" style:family="text">
      <style:text-properties fo:font-size="18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text:span text:style-name="T1">draft-carpenter-gendispatch-draft-adoption</text:span></text:p>
          </draw:text-box>
        </draw:frame>
        <draw:frame presentation:style-name="pr2" draw:text-style-name="P2" draw:layer="layout" svg:width="25.2cm" svg:height="10.285cm" svg:x="1.4cm" svg:y="4.416cm" presentation:class="subtitle" presentation:user-transformed="true">
          <draw:text-box>
            <text:p text:style-name="P1">current authors: </text:p>
            <text:p text:style-name="P1"><text:tab/>Brian E. Carpenter</text:p>
            <text:p text:style-name="P1"><text:tab/>Fernando Gont</text:p>
            <text:p text:style-name="P1"><text:tab/>Michael Richardson</text:p>
            <text:p text:style-name="P1"/>
            <text:p text:style-name="P1"><text:span text:style-name="T2"><text:a xlink:href="https://mailarchive.ietf.org/arch/msg/gendispatch/fhU_Z7rrE_XxyLkoGzAFJLQ04hY/" xlink:type="simple">https://mailarchive.ietf.org/arch/msg/gendispatch/fhU_Z7rrE_XxyLkoGzAFJLQ04hY/</text:a></text:span></text:p>
            <text:p text:style-name="P1"><text:span text:style-name="T2"><text:a xlink:href="https://mailarchive.ietf.org/arch/msg/ipv6/3T-SG-8ylxt_rrKCOrVGFcA_v3w/" xlink:type="simple">https://mailarchive.ietf.org/arch/msg/ipv6/3T-SG-8ylxt_rrKCOrVGFcA_v3w/</text:a></text:span></text:p>
            <text:p text:style-name="P1">background: <text:a xlink:href="https://tools.ietf.org/html/rfc7221" xlink:type="simple">https://tools.ietf.org/html/rfc7221</text:a><text:s/></text:p>
            <text:p text:style-name="P1"/>
          </draw:text-box>
        </draw:frame>
        <presentation:notes draw:style-name="dp2">
          <draw:page-thumbnail draw:style-name="gr1" draw:layer="layout" svg:width="17cm" svg:height="9.56cm" svg:x="2cm" svg:y="2.5cm" draw:page-number="1"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text:span text:style-name="T1">draft-carpenter-gendispatch-draft-adoption</text:span><text:span text:style-name="T1"><text:line-break/></text:span><text:span text:style-name="T1">Life of an Internet Draft</text:span></text:p>
          </draw:text-box>
        </draw:frame>
        <draw:line draw:style-name="gr2" draw:text-style-name="P3" draw:layer="layout" svg:x1="2cm" svg:y1="9.2cm" svg:x2="23cm" svg:y2="9.2cm">
          <text:p/>
        </draw:line>
        <draw:custom-shape draw:style-name="gr3" draw:text-style-name="P4" draw:layer="layout" svg:width="1.2cm" svg:height="1.2cm" svg:x="1.6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22.4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5.6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9.6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13.6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17.4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20.6cm" svg:y="8.6cm">
          <text:p/>
          <draw:enhanced-geometry svg:viewBox="0 0 21600 21600" draw:glue-points="10800 0 0 10800 10800 21600 21600 10800" draw:text-areas="5400 5400 16200 16200" draw:type="diamond" draw:enhanced-path="M 10800 0 L 21600 10800 10800 21600 0 10800 10800 0 Z N"/>
        </draw:custom-shape>
        <draw:frame draw:style-name="gr4" draw:text-style-name="P5" draw:layer="layout" svg:width="1.806cm" svg:height="0.962cm" draw:transform="rotate (0.7695156672043) translate (23cm 8.509cm)">
          <draw:text-box>
            <text:p>RFC</text:p>
          </draw:text-box>
        </draw:frame>
        <draw:frame draw:style-name="gr5" draw:text-style-name="P5" draw:layer="layout" svg:width="2.932cm" svg:height="0.962cm" draw:transform="rotate (0.7695156672043) translate (21.034cm 8.457cm)">
          <draw:text-box>
            <text:p>AUTH48</text:p>
          </draw:text-box>
        </draw:frame>
        <draw:frame draw:style-name="gr6" draw:text-style-name="P5" draw:layer="layout" svg:width="3.36cm" svg:height="0.962cm" draw:transform="rotate (0.7695156672043) translate (18cm 8.457cm)">
          <draw:text-box>
            <text:p>IESG eval</text:p>
          </draw:text-box>
        </draw:frame>
        <draw:frame draw:style-name="gr7" draw:text-style-name="P5" draw:layer="layout" svg:width="4.524cm" svg:height="0.962cm" draw:transform="rotate (0.7695156672043) translate (14.233cm 8.509cm)">
          <draw:text-box>
            <text:p>IETF Last Call</text:p>
          </draw:text-box>
        </draw:frame>
        <draw:frame draw:style-name="gr8" draw:text-style-name="P5" draw:layer="layout" svg:width="4.24cm" svg:height="0.962cm" draw:transform="rotate (0.7695156672043) translate (10.2cm 8.509cm)">
          <draw:text-box>
            <text:p>WG Last Call</text:p>
          </draw:text-box>
        </draw:frame>
        <draw:frame draw:style-name="gr9" draw:text-style-name="P5" draw:layer="layout" svg:width="5.074cm" svg:height="1.386cm" draw:transform="rotate (0.7695156672043) translate (6.233cm 8.457cm)">
          <draw:text-box>
            <text:p>WG Adoption</text:p>
            <text:p><text:span text:style-name="T3">(draft-ietf-wg-..)</text:span></text:p>
          </draw:text-box>
        </draw:frame>
        <draw:frame draw:style-name="gr10" draw:text-style-name="P5" draw:layer="layout" svg:width="6.005cm" svg:height="1.419cm" draw:transform="rotate (0.7695156672043) translate (2.2cm 8.457cm)">
          <draw:text-box>
            <text:p>Individual Draft</text:p>
            <text:p><text:span text:style-name="T4">(draft-person-wg-..)</text:span></text:p>
          </draw:text-box>
        </draw:frame>
        <draw:measure draw:style-name="gr11" draw:text-style-name="P6" draw:layer="measurelines" svg:x1="12cm" svg:y1="10.9cm" svg:x2="18cm" svg:y2="11cm">
          <text:p text:style-name="P6">IESG controlled</text:p>
        </draw:measure>
        <draw:measure draw:style-name="gr12" draw:text-style-name="P6" draw:layer="layout" svg:x1="18cm" svg:y1="12cm" svg:x2="23.2cm" svg:y2="12cm">
          <text:p text:style-name="P6">RFC Publication <text:s/>Center </text:p>
          <text:p text:style-name="P6">(RPC)</text:p>
        </draw:measure>
        <draw:measure draw:style-name="gr12" draw:text-style-name="P6" draw:layer="layout" svg:x1="4.4cm" svg:y1="12.2cm" svg:x2="11.6cm" svg:y2="12.2cm">
          <text:p text:style-name="P6">Working Group ownership</text:p>
        </draw:measure>
        <presentation:notes draw:style-name="dp2">
          <draw:page-thumbnail draw:style-name="gr1" draw:layer="layout" svg:width="17cm" svg:height="9.56cm" svg:x="2cm" svg:y="2.5cm" draw:page-number="2"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text:span text:style-name="T1">draft-carpenter-gendispatch-draft-adoption</text:span><text:span text:style-name="T1"><text:line-break/></text:span><text:span text:style-name="T1">Pathologies observed</text:span></text:p>
          </draw:text-box>
        </draw:frame>
        <draw:line draw:style-name="gr2" draw:text-style-name="P3" draw:layer="layout" svg:x1="2cm" svg:y1="9.2cm" svg:x2="23cm" svg:y2="9.2cm">
          <text:p/>
        </draw:line>
        <draw:custom-shape draw:style-name="gr3" draw:text-style-name="P4" draw:layer="layout" svg:width="1.2cm" svg:height="1.2cm" svg:x="1.6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22.4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8.6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11.4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13.6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17.4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20.6cm" svg:y="8.6cm">
          <text:p/>
          <draw:enhanced-geometry svg:viewBox="0 0 21600 21600" draw:glue-points="10800 0 0 10800 10800 21600 21600 10800" draw:text-areas="5400 5400 16200 16200" draw:type="diamond" draw:enhanced-path="M 10800 0 L 21600 10800 10800 21600 0 10800 10800 0 Z N"/>
        </draw:custom-shape>
        <draw:frame draw:style-name="gr4" draw:text-style-name="P5" draw:layer="layout" svg:width="1.806cm" svg:height="0.962cm" draw:transform="rotate (0.7695156672043) translate (23cm 8.509cm)">
          <draw:text-box>
            <text:p>RFC</text:p>
          </draw:text-box>
        </draw:frame>
        <draw:frame draw:style-name="gr5" draw:text-style-name="P5" draw:layer="layout" svg:width="2.932cm" svg:height="0.962cm" draw:transform="rotate (0.7695156672043) translate (21.034cm 8.457cm)">
          <draw:text-box>
            <text:p>AUTH48</text:p>
          </draw:text-box>
        </draw:frame>
        <draw:frame draw:style-name="gr6" draw:text-style-name="P5" draw:layer="layout" svg:width="3.36cm" svg:height="0.962cm" draw:transform="rotate (0.7695156672043) translate (18cm 8.457cm)">
          <draw:text-box>
            <text:p>IESG eval</text:p>
          </draw:text-box>
        </draw:frame>
        <draw:frame draw:style-name="gr7" draw:text-style-name="P5" draw:layer="layout" svg:width="4.524cm" svg:height="0.962cm" draw:transform="rotate (0.7695156672043) translate (14.233cm 8.509cm)">
          <draw:text-box>
            <text:p>IETF Last Call</text:p>
          </draw:text-box>
        </draw:frame>
        <draw:frame draw:style-name="gr8" draw:text-style-name="P5" draw:layer="layout" svg:width="4.24cm" svg:height="0.962cm" draw:transform="rotate (0.7695156672043) translate (12cm 8.509cm)">
          <draw:text-box>
            <text:p>WG Last Call</text:p>
          </draw:text-box>
        </draw:frame>
        <draw:frame draw:style-name="gr9" draw:text-style-name="P5" draw:layer="layout" svg:width="5.074cm" svg:height="1.386cm" draw:transform="rotate (0.7695156672043) translate (9.233cm 8.457cm)">
          <draw:text-box>
            <text:p>WG Adoption</text:p>
            <text:p><text:span text:style-name="T3">(draft-ietf-wg-..)</text:span></text:p>
          </draw:text-box>
        </draw:frame>
        <draw:frame draw:style-name="gr10" draw:text-style-name="P5" draw:layer="layout" svg:width="6.005cm" svg:height="1.419cm" draw:transform="rotate (0.7695156672043) translate (2.2cm 8.457cm)">
          <draw:text-box>
            <text:p>Individual Draft</text:p>
            <text:p><text:span text:style-name="T4">(draft-person-wg-..)</text:span></text:p>
          </draw:text-box>
        </draw:frame>
        <draw:measure draw:style-name="gr11" draw:text-style-name="P6" draw:layer="measurelines" svg:x1="12cm" svg:y1="10.9cm" svg:x2="18cm" svg:y2="11cm">
          <text:p text:style-name="P6">IESG controlled</text:p>
        </draw:measure>
        <draw:measure draw:style-name="gr12" draw:text-style-name="P6" draw:layer="layout" svg:x1="18cm" svg:y1="12cm" svg:x2="23.2cm" svg:y2="12cm">
          <text:p text:style-name="P6">RFC Publication <text:s/>Center </text:p>
          <text:p text:style-name="P6">(RPC)</text:p>
        </draw:measure>
        <draw:measure draw:style-name="gr13" draw:text-style-name="P6" draw:layer="layout" svg:x1="10cm" svg:y1="12.2cm" svg:x2="11.6cm" svg:y2="12.2cm">
          <text:p text:style-name="P6">Working Group ownership</text:p>
        </draw:measure>
        <draw:custom-shape draw:style-name="gr14" draw:text-style-name="P7" draw:layer="layout" svg:width="0.8cm" svg:height="0.8cm" svg:x="3.602cm" svg:y="8.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7" draw:layer="layout" svg:width="0.8cm" svg:height="0.8cm" svg:x="4.603cm" svg:y="8.8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7" draw:layer="layout" svg:width="0.8cm" svg:height="0.8cm" svg:x="5.603cm" svg:y="8.8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7" draw:layer="layout" svg:width="0.8cm" svg:height="0.8cm" svg:x="6.603cm" svg:y="8.8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7" draw:layer="layout" svg:width="0.8cm" svg:height="0.8cm" svg:x="7.603cm" svg:y="8.8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 draw:text-style-name="P6" draw:layer="layout" svg:width="3.2cm" svg:height="1.6cm" svg:x="7.5cm" svg:y="4.8cm">
          <text:p text:style-name="P6"><text:span text:style-name="T5">d</text:span><text:span text:style-name="T5">o</text:span><text:span text:style-name="T5">n</text:span><text:span text:style-name="T5">’</text:span><text:span text:style-name="T5">t </text:span></text:p>
          <text:p text:style-name="P6"><text:span text:style-name="T5">w</text:span><text:span text:style-name="T5">a</text:span><text:span text:style-name="T5">s</text:span><text:span text:style-name="T5">t</text:span><text:span text:style-name="T5">e</text:span><text:span text:style-name="T5"> </text:span><text:span text:style-name="T5">W</text:span><text:span text:style-name="T5">G</text:span></text:p>
          <text:p text:style-name="P6"><text:span text:style-name="T5">u</text:span><text:span text:style-name="T5">n</text:span><text:span text:style-name="T5">t</text:span><text:span text:style-name="T5">i</text:span><text:span text:style-name="T5">l </text:span><text:span text:style-name="T5">s</text:span><text:span text:style-name="T5">o</text:span><text:span text:style-name="T5">l</text:span><text:span text:style-name="T5">u</text:span><text:span text:style-name="T5">t</text:span><text:span text:style-name="T5">i</text:span><text:span text:style-name="T5">o</text:span><text:span text:style-name="T5">n</text:span><text:span text:style-name="T5"> </text:span><text:span text:style-name="T5">i</text:span><text:span text:style-name="T5">s</text:span></text:p>
          <text:p text:style-name="P6"><text:span text:style-name="T5">p</text:span><text:span text:style-name="T5">e</text:span><text:span text:style-name="T5">r</text:span><text:span text:style-name="T5">f</text:span><text:span text:style-name="T5">e</text:span><text:span text:style-name="T5">c</text:span><text:span text:style-name="T5">t</text:span></text:p>
          <draw:enhanced-geometry svg:viewBox="0 0 21600 21600" draw:text-areas="3000 3320 17110 17330" draw:type="cloud-callout" draw:modifiers="-8374.13308341144 53655.965021861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5" draw:text-style-name="P6" draw:layer="layout" svg:width="3.2cm" svg:height="1.6cm" svg:x="10.8cm" svg:y="12.8cm">
          <text:p text:style-name="P6"><text:span text:style-name="T5">W</text:span><text:span text:style-name="T5">G</text:span><text:span text:style-name="T5"> </text:span><text:span text:style-name="T5">f</text:span><text:span text:style-name="T5">e</text:span><text:span text:style-name="T5">e</text:span><text:span text:style-name="T5">l</text:span><text:span text:style-name="T5">s</text:span></text:p>
          <text:p text:style-name="P6"><text:span text:style-name="T5">n</text:span><text:span text:style-name="T5">e</text:span><text:span text:style-name="T5">e</text:span><text:span text:style-name="T5">d</text:span><text:span text:style-name="T5"> </text:span><text:span text:style-name="T5">t</text:span><text:span text:style-name="T5">o</text:span><text:span text:style-name="T5"> </text:span></text:p>
          <text:p text:style-name="P6"><text:span text:style-name="T5">a</text:span><text:span text:style-name="T5">d</text:span><text:span text:style-name="T5">d</text:span><text:span text:style-name="T5"> </text:span><text:span text:style-name="T5">v</text:span><text:span text:style-name="T5">a</text:span><text:span text:style-name="T5">l</text:span><text:span text:style-name="T5">u</text:span><text:span text:style-name="T5">e</text:span><text:span text:style-name="T5">,</text:span></text:p>
          <text:p text:style-name="P6"><text:span text:style-name="T5">d</text:span><text:span text:style-name="T5">e</text:span><text:span text:style-name="T5">l</text:span><text:span text:style-name="T5">a</text:span><text:span text:style-name="T5">y</text:span><text:span text:style-name="T5">s</text:span></text:p>
          <draw:enhanced-geometry svg:viewBox="0 0 21600 21600" draw:text-areas="3000 3320 17110 17330" draw:type="cloud-callout" draw:modifiers="-722.024367385192 -44670.58088694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7cm" svg:height="9.56cm" svg:x="2cm" svg:y="2.5cm" draw:page-number="3"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text:span text:style-name="T1">draft-carpenter-gendispatch-draft-adoption</text:span><text:span text:style-name="T1"><text:line-break/></text:span><text:span text:style-name="T1">Worse pathologies observed</text:span></text:p>
          </draw:text-box>
        </draw:frame>
        <draw:line draw:style-name="gr2" draw:text-style-name="P3" draw:layer="layout" svg:x1="2cm" svg:y1="9.2cm" svg:x2="23cm" svg:y2="9.2cm">
          <text:p/>
        </draw:line>
        <draw:custom-shape draw:style-name="gr3" draw:text-style-name="P4" draw:layer="layout" svg:width="1.2cm" svg:height="1.2cm" svg:x="1.6cm" svg:y="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22.4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6.4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13.7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13.6cm" svg:y="8.6cm">
          <text:p/>
          <draw:enhanced-geometry svg:viewBox="0 0 21600 21600" draw:glue-points="10800 0 0 10800 10800 21600 21600 10800" draw:text-areas="5400 5400 16200 16200" draw:type="diamond" draw:enhanced-path="M 10800 0 L 21600 10800 10800 21600 0 10800 10800 0 Z N"/>
        </draw:custom-shape>
        <draw:frame draw:style-name="gr16" draw:text-style-name="P5" draw:layer="layout" svg:width="2.509cm" svg:height="0.962cm" draw:transform="rotate (0.7695156672043) translate (23cm 8.509cm)">
          <draw:text-box>
            <text:p>RFC??</text:p>
          </draw:text-box>
        </draw:frame>
        <draw:frame draw:style-name="gr17" draw:text-style-name="P5" draw:layer="layout" svg:width="4.304cm" svg:height="0.962cm" draw:transform="rotate (0.7695156672043) translate (7.681cm 8.548cm)">
          <draw:text-box>
            <text:p>critical review</text:p>
          </draw:text-box>
        </draw:frame>
        <draw:frame draw:style-name="gr18" draw:text-style-name="P5" draw:layer="layout" svg:width="4.943cm" svg:height="0.962cm" draw:transform="rotate (0.7695156672043) translate (14.2cm 8.509cm)">
          <draw:text-box>
            <text:p>WG Last Call??</text:p>
          </draw:text-box>
        </draw:frame>
        <draw:frame draw:style-name="gr9" draw:text-style-name="P5" draw:layer="layout" svg:width="5.074cm" svg:height="1.386cm" draw:transform="rotate (0.7695156672043) translate (6.4cm 8.205cm)">
          <draw:text-box>
            <text:p>WG Adoption</text:p>
            <text:p><text:span text:style-name="T3">(draft-ietf-wg-..)</text:span></text:p>
          </draw:text-box>
        </draw:frame>
        <draw:measure draw:style-name="gr19" draw:text-style-name="P6" draw:layer="layout" svg:x1="7cm" svg:y1="11.1cm" svg:x2="11.6cm" svg:y2="11.1cm">
          <text:p text:style-name="P6">Working Group </text:p>
          <text:p text:style-name="P6">ownership</text:p>
        </draw:measure>
        <draw:custom-shape draw:style-name="gr14" draw:text-style-name="P7" draw:layer="layout" svg:width="0.8cm" svg:height="0.8cm" svg:x="2.6cm" svg:y="6.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7" draw:layer="layout" svg:width="0.8cm" svg:height="0.8cm" svg:x="3.4cm" svg:y="6.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7" draw:layer="layout" svg:width="0.8cm" svg:height="0.8cm" svg:x="4.2cm" svg:y="6.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7" draw:layer="layout" svg:width="0.8cm" svg:height="0.8cm" svg:x="5cm" svg:y="6.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7" draw:layer="layout" svg:width="0.8cm" svg:height="0.8cm" svg:x="5.8cm" svg:y="6.4cm">
          <text:p/>
          <draw:enhanced-geometry svg:viewBox="0 0 21600 21600" draw:glue-points="10800 0 0 10800 10800 21600 21600 10800" draw:text-areas="5400 5400 16200 16200" draw:type="diamond" draw:enhanced-path="M 10800 0 L 21600 10800 10800 21600 0 10800 10800 0 Z N"/>
        </draw:custom-shape>
        <draw:frame draw:style-name="gr20" draw:text-style-name="P5" draw:layer="layout" svg:width="4.354cm" svg:height="2.13cm" draw:transform="rotate (0.7695156672043) translate (2.601cm 5.558cm)">
          <draw:text-box>
            <text:p>other SDO</text:p>
            <text:p>/consortium</text:p>
            <text:p><text:span text:style-name="T4">(draft-sdo-..)</text:span></text:p>
          </draw:text-box>
        </draw:frame>
        <draw:line draw:style-name="gr2" draw:text-style-name="P3" draw:layer="layout" svg:x1="1.8cm" svg:y1="6.8cm" svg:x2="6.4cm" svg:y2="6.8cm">
          <text:p/>
        </draw:line>
        <draw:line draw:style-name="gr21" draw:text-style-name="P8" draw:layer="layout" svg:x1="6.71cm" svg:y1="7.2cm" svg:x2="6cm" svg:y2="9cm">
          <text:p/>
        </draw:line>
        <draw:frame draw:style-name="gr22" draw:text-style-name="P5" draw:layer="layout" svg:width="2.415cm" svg:height="1.205cm" svg:x="4.2cm" svg:y="7.588cm">
          <draw:text-box>
            <text:p><text:span text:style-name="T6">please publish</text:span></text:p>
            <text:p><text:span text:style-name="T6">our huge effort,</text:span></text:p>
            <text:p><text:span text:style-name="T6">no changes!</text:span></text:p>
          </draw:text-box>
        </draw:frame>
        <draw:custom-shape draw:style-name="gr23" draw:text-style-name="P9" draw:layer="layout" svg:width="0.8cm" svg:height="0.8cm" svg:x="7.8cm" svg:y="8.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7" draw:layer="layout" svg:width="0.8cm" svg:height="0.8cm" svg:x="5.801cm" svg:y="6.4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3" draw:text-style-name="P9" draw:layer="layout" svg:width="0.8cm" svg:height="0.8cm" svg:x="8.801cm" svg:y="8.8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3" draw:text-style-name="P9" draw:layer="layout" svg:width="0.8cm" svg:height="0.8cm" svg:x="9.801cm" svg:y="8.8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3" draw:text-style-name="P9" draw:layer="layout" svg:width="0.8cm" svg:height="0.8cm" svg:x="10.801cm" svg:y="8.801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1" draw:layer="layout" svg:width="17cm" svg:height="9.56cm" svg:x="2cm" svg:y="2.5cm" draw:page-number="4"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text:span text:style-name="T1">draft-carpenter-gendispatch-draft-adoption</text:span></text:p>
          </draw:text-box>
        </draw:frame>
        <draw:frame presentation:style-name="pr2" draw:text-style-name="P2" draw:layer="layout" svg:width="25.2cm" svg:height="9.134cm" svg:x="1.4cm" svg:y="3.8cm" presentation:class="subtitle" presentation:user-transformed="true">
          <draw:text-box>
            <text:p text:style-name="P1">“Adoption represents a commitment that the WG will spend time and effort on the</text:p>
            <text:p text:style-name="P1">draft, but it does not guarantee that the draft will reach WG consensus and be</text:p>
            <text:p text:style-name="P1">submitted to the IESG for publication as an RFC.”</text:p>
            <text:p text:style-name="P1"/>
          </draw:text-box>
        </draw:frame>
        <presentation:notes draw:style-name="dp2">
          <draw:page-thumbnail draw:style-name="gr1" draw:layer="layout" svg:width="17cm" svg:height="9.56cm" svg:x="2cm" svg:y="2.5cm" draw:page-number="5"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6"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text:span text:style-name="T1">draft-carpenter-gendispatch-draft-adoption</text:span></text:p>
          </draw:text-box>
        </draw:frame>
        <draw:frame presentation:style-name="pr2" draw:text-style-name="P2" draw:layer="layout" svg:width="25.2cm" svg:height="9.134cm" svg:x="1.4cm" svg:y="3.796cm" presentation:class="subtitle" presentation:user-transformed="true">
          <draw:text-box>
            <text:p text:style-name="P1"><text:span text:style-name="T7">“</text:span><text:span text:style-name="T7">A WG Adoption Call of an I-D is not a required step of the IETF standards process.</text:span></text:p>
            <text:p text:style-name="P1"><text:span text:style-name="T7">The WG chairs decide what documents belong in the WG, and can create new documents by fiat.</text:span></text:p>
            <text:p text:style-name="P1"><text:span text:style-name="T7"/></text:p>
            <text:p text:style-name="P1"><text:span text:style-name="T7">A simple situation would be if a WG decides that an existing document should be split into two pieces:</text:span></text:p>
            <text:p text:style-name="P1"><text:span text:style-name="T7">There is no reason to adopt each piece, that is needless bureaucracy.</text:span></text:p>
            <text:p text:style-name="P1"><text:span text:style-name="T7">”</text:span></text:p>
            <text:p text:style-name="P1"/>
          </draw:text-box>
        </draw:frame>
        <presentation:notes draw:style-name="dp2">
          <draw:page-thumbnail draw:style-name="gr1" draw:layer="layout" svg:width="17cm" svg:height="9.56cm" svg:x="2cm" svg:y="2.5cm" draw:page-number="6"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7"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 text:style-name="P6"><text:span text:style-name="T1">draft-carpenter-gendispatch-draft-adoption</text:span><text:span text:style-name="T1"><text:line-break/></text:span><text:span text:style-name="T1">why should this work be done</text:span></text:p>
          </draw:text-box>
        </draw:frame>
        <draw:frame presentation:style-name="pr2" draw:text-style-name="P2" draw:layer="layout" svg:width="25.2cm" svg:height="9.134cm" svg:x="1.4cm" svg:y="3.796cm" presentation:class="subtitle" presentation:user-transformed="true">
          <draw:text-box>
            <text:list text:style-name="L3">
              <text:list-header>
                <text:p text:style-name="P1"><text:span text:style-name="T7">WGs should adopt drafts as soon as they can <text:s text:c="29"/></text:span></text:p>
                <text:p text:style-name="P1"><text:span text:style-name="T7"><text:s text:c="11"/></text:span><text:span text:style-name="T7">agree on the problem statement, so that the WG is fully in charge <text:s text:c="23"/></text:span></text:p>
                <text:p text:style-name="P1"><text:span text:style-name="T7"><text:s text:c="12"/></text:span><text:span text:style-name="T7">of the nature of the solution.</text:span></text:p>
                <text:p text:style-name="P1"><text:span text:style-name="T7"/></text:p>
                <text:p text:style-name="P1"><text:span text:style-name="T7">If we want to allow WG to have different styles, then the style should be explicitely stated, rather than leaving participants to guess.</text:span></text:p>
              </text:list-header>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8"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 text:style-name="P6"><text:span text:style-name="T1">draft-carpenter-gendispatch-draft-adoption</text:span><text:span text:style-name="T1"><text:line-break/></text:span><text:span text:style-name="T1">where should this work be done?</text:span></text:p>
          </draw:text-box>
        </draw:frame>
        <draw:frame presentation:style-name="pr2" draw:text-style-name="P2" draw:layer="layout" svg:width="25.2cm" svg:height="9.134cm" svg:x="1.4cm" svg:y="3.796cm" presentation:class="subtitle" presentation:user-transformed="true">
          <draw:text-box>
            <text:list text:style-name="L3">
              <text:list-header>
                <text:p text:style-name="P1"><text:span text:style-name="T7">Options seem to be:</text:span></text:p>
              </text:list-header>
              <text:list-item>
                <text:p text:style-name="P1"><text:span text:style-name="T7"><text:s/></text:span><text:span text:style-name="T7">AD sponsored.</text:span></text:p>
              </text:list-item>
              <text:list-item>
                <text:p text:style-name="P1"><text:span text:style-name="T7"><text:s/></text:span><text:span text:style-name="T7">Charter a new WG (there are no active process WGs) </text:span></text:p>
              </text:list-item>
            </text:list>
            <text:p text:style-name="P1"/>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Mono" svg:font-family="Free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2781271DC9D224AF.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7-16T15:17:47.648406296</meta:creation-date>
    <meta:editing-duration>PT4M47S</meta:editing-duration>
    <meta:editing-cycles>4</meta:editing-cycles>
    <meta:generator>LibreOffice/6.0.7.3$Linux_X86_64 LibreOffice_project/00m0$Build-3</meta:generator>
    <dc:title>Bright Blue</dc:title>
    <meta:initial-creator>Michael Richardson</meta:initial-creator>
    <dc:date>2020-07-16T16:30:59.151549382</dc:date>
    <dc:creator>Michael Richardson</dc:creator>
    <meta:document-statistic meta:object-count="119"/>
    <meta:template xlink:type="simple" xlink:actuate="onRequest" xlink:title="Bright Blue" xlink:href="../../../../../../../usr/lib/libreoffice/share/template/common/presnt/BrightBlue.otp" meta:date="2020-07-16T15:17:46.971544731"/>
  </office:meta>
</office:document-meta>
</file>